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enver (11-4, 2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 (2-15, 0-4)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26</text:p>
          </table:table-cell>
          <table:table-cell office:value-type="string">
            <text:p>.38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51</text:p>
          </table:table-cell>
          <table:table-cell office:value-type="string">
            <text:p>.15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387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.2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13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40</text:p>
          </table:table-cell>
          <table:table-cell office:value-type="string">
            <text:p>-.075</text:p>
          </table:table-cell>
        </table:table-row>
      </table:table>
      <table:table table:name="Sheet 2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ndrea Edd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.3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Taylor Loy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.3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3</text:p>
          </table:table-cell>
          <table:table-cell office:value-type="string">
            <text:p>13</text:p>
          </table:table-cell>
          <table:table-cell office:value-type="string">
            <text:p>108</text:p>
          </table:table-cell>
          <table:table-cell office:value-type="string">
            <text:p>.278</text:p>
          </table:table-cell>
          <table:table-cell office:value-type="string">
            <text:p>37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59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8.0</text:p>
          </table:table-cell>
        </table:table-row>
      </table:table>
      <table:table table:name="Sheet 3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1</text:p>
          </table:table-cell>
          <table:table-cell office:value-type="string">
            <text:p>.0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.2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-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-.4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5</text:p>
          </table:table-cell>
          <table:table-cell office:value-type="string">
            <text:p>17</text:p>
          </table:table-cell>
          <table:table-cell office:value-type="string">
            <text:p>108</text:p>
          </table:table-cell>
          <table:table-cell office:value-type="string">
            <text:p>.074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43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